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690000021608DB5E51.png" manifest:media-type="image/png"/>
  <manifest:file-entry manifest:full-path="Pictures/10000000000002D10000021DB819EEE5.png" manifest:media-type="image/png"/>
  <manifest:file-entry manifest:full-path="Pictures/10000000000003D7000002517FEF68F0.jpg" manifest:media-type="image/jpeg"/>
  <manifest:file-entry manifest:full-path="Pictures/10000000000002C9000001F5F64E06E1.jpg" manifest:media-type="image/jpeg"/>
  <manifest:file-entry manifest:full-path="Pictures/10000000000003C20000023321D2235C.jpg" manifest:media-type="image/jpeg"/>
  <manifest:file-entry manifest:full-path="Pictures/10000000000002DB00000247007D945A.jpg" manifest:media-type="image/jpeg"/>
  <manifest:file-entry manifest:full-path="Pictures/100000000000020A000001267E829EA6.jpg" manifest:media-type="image/jpeg"/>
  <manifest:file-entry manifest:full-path="Pictures/10000000000001F6000000FB7E1F93C0.jpg" manifest:media-type="image/jpeg"/>
  <manifest:file-entry manifest:full-path="Pictures/10000000000002B0000001683AAA0199.png" manifest:media-type="image/png"/>
  <manifest:file-entry manifest:full-path="Pictures/10000000000003090000019AEC3CDAD1.png" manifest:media-type="image/png"/>
  <manifest:file-entry manifest:full-path="Pictures/10000201000003430000015B61FA131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textarea-vertical-align="bottom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199cm" svg:height="10.471cm" svg:x="1.5cm" svg:y="5.5cm" presentation:class="graphic" presentation:user-transformed="true">
          <draw:image xlink:href="Pictures/10000201000003430000015B61FA1310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EIC</text:p>
          </draw:text-box>
        </draw:frame>
        <draw:frame presentation:style-name="pr2" draw:text-style-name="P2" draw:layer="layout" svg:width="25.199cm" svg:height="12.18cm" svg:x="1.4cm" svg:y="4.914cm" presentation:class="subtitle" presentation:user-transformed="true">
          <draw:text-box>
            <text:p>http://www.softwareadvice.com/tco/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IC</text:p>
          </draw:text-box>
        </draw:frame>
        <draw:frame presentation:style-name="pr5" draw:text-style-name="P3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 text:style-name="P3"><text:span text:style-name="T1">Sources: </text:span></text:p>
              </text:list-header>
              <text:list-item>
                <text:p text:style-name="P3"><text:span text:style-name="T1"><text:a xlink:href="http://www.cisco.com/c/en/us/solutions/collateral/service-provider/global-cloud-index-gci/Cloud_Index_White_Paper.pdf" xlink:type="simple">http://www.cisco.com/c/en/us/solutions/collateral/service-provider/global-cloud-index-gci/Cloud_Index_White_Paper.pdf</text:a></text:span></text:p>
              </text:list-item>
              <text:list-item>
                <text:p text:style-name="P3"><text:span text:style-name="T1"><text:a xlink:href="http://www.centaurpartners.com/pdfs/CP_SaaS_Market_Overview.pdf" xlink:type="simple">http://www.centaurpartners.com/pdfs/CP_SaaS_Market_Overview.pdf</text:a></text:span></text:p>
              </text:list-item>
              <text:list-item>
                <text:p text:style-name="P3"><text:span text:style-name="T1"><text:a xlink:href="http://www.softwareadvice.com/tco/" xlink:type="simple">http://www.softwareadvice.com/tco/</text:a></text:span><text:span text:style-name="T1"> </text:span></text:p>
              </text:list-item>
            </text:list>
            <text:p text:style-name="P2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1" draw:layer="layout" svg:width="21.204cm" svg:height="12.025cm" svg:x="2.5cm" svg:y="5.5cm">
          <draw:image xlink:href="Pictures/10000000000002B0000001683AAA01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1" draw:layer="layout" svg:width="20.559cm" svg:height="10.848cm" svg:x="3.441cm" svg:y="6.152cm">
          <draw:image xlink:href="Pictures/10000000000003090000019AEC3CDAD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1" draw:layer="layout" svg:width="21.762cm" svg:height="10.604cm" svg:x="1.738cm" svg:y="6.896cm">
          <draw:image xlink:href="Pictures/10000000000001F6000000FB7E1F93C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1" draw:layer="layout" svg:width="19.34cm" svg:height="15.424cm" svg:x="4.5cm" svg:y="3cm">
          <draw:image xlink:href="Pictures/10000000000002DB00000247007D945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3" draw:text-style-name="P1" draw:layer="layout" svg:width="19.5cm" svg:height="10cm" svg:x="4.5cm" svg:y="6.5cm">
          <draw:image xlink:href="Pictures/100000000000020A000001267E829EA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24cm" svg:height="15cm" svg:x="2.5cm" svg:y="5cm" presentation:class="graphic" presentation:user-transformed="true">
          <draw:image xlink:href="Pictures/10000000000002C9000001F5F64E06E1.jp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1" draw:layer="layout" svg:width="25.452cm" svg:height="14.895cm" svg:x="1.5cm" svg:y="4.5cm">
          <draw:image xlink:href="Pictures/10000000000003C20000023321D2235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3" draw:text-style-name="P1" draw:layer="layout" svg:width="26.008cm" svg:height="15.689cm" svg:x="1cm" svg:y="3.811cm">
          <draw:image xlink:href="Pictures/10000000000003D7000002517FEF68F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4" draw:text-style-name="P1" draw:layer="layout" svg:width="19.078cm" svg:height="14.314cm" svg:x="4.422cm" svg:y="3cm">
          <draw:image xlink:href="Pictures/10000000000002D10000021DB819EE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4" draw:text-style-name="P1" draw:layer="layout" svg:width="14.073cm" svg:height="12.18cm" svg:x="6.962cm" svg:y="4.914cm" presentation:class="graphic">
          <draw:image xlink:href="Pictures/10000000000002690000021608DB5E51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text-style-name="P5" draw:layer="layout" svg:width="25.199cm" svg:height="12.18cm" svg:x="1.5cm" svg:y="6.32cm" presentation:class="subtitle" presentation:user-transformed="true">
          <draw:text-box>
            <text:p text:style-name="P5"><text:span text:style-name="T2">http://www.centaurpartners.com/pdfs/CP_SaaS_Market_Overview.pdf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8M22S</meta:editing-duration>
    <meta:editing-cycles>5</meta:editing-cycles>
    <meta:generator>LibreOffice/4.3.4.1$Windows_x86 LibreOffice_project/bc356b2f991740509f321d70e4512a6a54c5f243</meta:generator>
    <dc:date>2015-05-05T00:29:07.569000000</dc:date>
    <meta:document-statistic meta:object-count="66"/>
  </office:meta>
</office:document-meta>
</file>